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09a393" officeooo:paragraph-rsid="0009a393"/>
    </style:style>
    <style:style style:name="P2" style:family="paragraph" style:parent-style-name="Standard">
      <style:paragraph-properties fo:text-align="justify" style:justify-single-word="false"/>
      <style:text-properties style:font-name="arial" officeooo:rsid="00098de6" officeooo:paragraph-rsid="00098de6"/>
    </style:style>
    <style:style style:name="P3" style:family="paragraph" style:parent-style-name="Standard" style:list-style-name="L4">
      <style:paragraph-properties fo:text-align="justify" style:justify-single-word="false"/>
      <style:text-properties style:font-name="arial" officeooo:rsid="00098de6" officeooo:paragraph-rsid="00098de6"/>
    </style:style>
    <style:style style:name="P4" style:family="paragraph" style:parent-style-name="Standard">
      <style:paragraph-properties fo:text-align="justify" style:justify-single-word="false"/>
      <style:text-properties style:font-name="arial" officeooo:rsid="000c3a25" officeooo:paragraph-rsid="000c3a25"/>
    </style:style>
    <style:style style:name="P5" style:family="paragraph" style:parent-style-name="Standard" style:list-style-name="L1">
      <style:paragraph-properties fo:text-align="justify" style:justify-single-word="false"/>
      <style:text-properties style:font-name="arial" officeooo:rsid="000c3a25" officeooo:paragraph-rsid="000c3a25"/>
    </style:style>
    <style:style style:name="P6" style:family="paragraph" style:parent-style-name="Standard" style:list-style-name="L1">
      <style:paragraph-properties fo:text-align="justify" style:justify-single-word="false"/>
      <style:text-properties style:font-name="arial" officeooo:rsid="000ca04d" officeooo:paragraph-rsid="000ca04d"/>
    </style:style>
    <style:style style:name="P7" style:family="paragraph" style:parent-style-name="Standard" style:list-style-name="L1">
      <style:paragraph-properties fo:text-align="justify" style:justify-single-word="false"/>
      <style:text-properties style:font-name="arial" officeooo:rsid="000f61b3" officeooo:paragraph-rsid="000f61b3"/>
    </style:style>
    <style:style style:name="P8" style:family="paragraph" style:parent-style-name="Standard">
      <style:paragraph-properties fo:text-align="justify" style:justify-single-word="false"/>
      <style:text-properties style:font-name="arial" officeooo:rsid="00138f5c" officeooo:paragraph-rsid="00138f5c"/>
    </style:style>
    <style:style style:name="P9" style:family="paragraph" style:parent-style-name="Standard">
      <style:paragraph-properties fo:text-align="justify" style:justify-single-word="false"/>
      <style:text-properties style:font-name="arial" officeooo:rsid="00166c1e" officeooo:paragraph-rsid="00166c1e"/>
    </style:style>
    <style:style style:name="P10" style:family="paragraph" style:parent-style-name="Standard">
      <style:paragraph-properties fo:text-align="justify" style:justify-single-word="false"/>
      <style:text-properties style:font-name="arial" officeooo:rsid="0019062a" officeooo:paragraph-rsid="0019062a"/>
    </style:style>
    <style:style style:name="P11" style:family="paragraph" style:parent-style-name="Standard" style:list-style-name="L5">
      <style:paragraph-properties fo:text-align="justify" style:justify-single-word="false"/>
      <style:text-properties style:font-name="arial" officeooo:rsid="002deeb1" officeooo:paragraph-rsid="002deeb1"/>
    </style:style>
    <style:style style:name="P12" style:family="paragraph" style:parent-style-name="Standard" style:list-style-name="L5">
      <style:paragraph-properties fo:text-align="justify" style:justify-single-word="false"/>
      <style:text-properties style:font-name="arial" officeooo:rsid="002df9e4" officeooo:paragraph-rsid="002df9e4"/>
    </style:style>
    <style:style style:name="P13" style:family="paragraph" style:parent-style-name="Standard" style:list-style-name="L5">
      <style:paragraph-properties fo:text-align="justify" style:justify-single-word="false"/>
      <style:text-properties style:font-name="arial" officeooo:rsid="002f7412" officeooo:paragraph-rsid="002f7412"/>
    </style:style>
    <style:style style:name="P14" style:family="paragraph" style:parent-style-name="Standard" style:list-style-name="L5">
      <style:paragraph-properties fo:text-align="justify" style:justify-single-word="false"/>
      <style:text-properties style:font-name="arial" officeooo:rsid="002fde37" officeooo:paragraph-rsid="002fde37"/>
    </style:style>
    <style:style style:name="P15" style:family="paragraph" style:parent-style-name="Standard" style:list-style-name="L5">
      <style:paragraph-properties fo:text-align="justify" style:justify-single-word="false"/>
      <style:text-properties style:font-name="arial" officeooo:rsid="0031aefb" officeooo:paragraph-rsid="0031aefb"/>
    </style:style>
    <style:style style:name="P16" style:family="paragraph" style:parent-style-name="Standard" style:list-style-name="L5">
      <style:paragraph-properties fo:text-align="justify" style:justify-single-word="false"/>
      <style:text-properties style:font-name="arial" officeooo:rsid="0033fb9e" officeooo:paragraph-rsid="0033fb9e"/>
    </style:style>
    <style:style style:name="P17" style:family="paragraph" style:parent-style-name="Standard">
      <style:paragraph-properties fo:text-align="justify" style:justify-single-word="false"/>
      <style:text-properties style:font-name="arial" officeooo:rsid="003711c7" officeooo:paragraph-rsid="003711c7"/>
    </style:style>
    <style:style style:name="P18" style:family="paragraph" style:parent-style-name="Standard" style:list-style-name="L2">
      <style:paragraph-properties fo:text-align="justify" style:justify-single-word="false"/>
      <style:text-properties style:font-name="arial" officeooo:rsid="003711c7" officeooo:paragraph-rsid="0038ddc2"/>
    </style:style>
    <style:style style:name="P19" style:family="paragraph" style:parent-style-name="Standard" style:list-style-name="L2">
      <style:paragraph-properties fo:text-align="justify" style:justify-single-word="false"/>
      <style:text-properties style:font-name="arial" officeooo:rsid="003bddbc" officeooo:paragraph-rsid="003bddbc"/>
    </style:style>
    <style:style style:name="P20" style:family="paragraph" style:parent-style-name="Standard" style:list-style-name="L2">
      <style:paragraph-properties fo:text-align="justify" style:justify-single-word="false"/>
      <style:text-properties style:font-name="arial" officeooo:rsid="003c67b4" officeooo:paragraph-rsid="003c67b4"/>
    </style:style>
    <style:style style:name="P21" style:family="paragraph" style:parent-style-name="Standard">
      <style:paragraph-properties fo:text-align="justify" style:justify-single-word="false"/>
      <style:text-properties style:font-name="arial" officeooo:rsid="00410a80" officeooo:paragraph-rsid="00410a80"/>
    </style:style>
    <style:style style:name="P22" style:family="paragraph" style:parent-style-name="Standard">
      <style:paragraph-properties fo:text-align="justify" style:justify-single-word="false"/>
      <style:text-properties style:font-name="arial" officeooo:rsid="0043c8d6" officeooo:paragraph-rsid="0043c8d6"/>
    </style:style>
    <style:style style:name="P23" style:family="paragraph" style:parent-style-name="Standard">
      <style:paragraph-properties fo:text-align="justify" style:justify-single-word="false"/>
      <style:text-properties style:font-name="arial" officeooo:rsid="0049baa3" officeooo:paragraph-rsid="0049baa3"/>
    </style:style>
    <style:style style:name="P24" style:family="paragraph" style:parent-style-name="Standard">
      <style:paragraph-properties fo:text-align="justify" style:justify-single-word="false"/>
      <style:text-properties style:font-name="arial" officeooo:rsid="0049de99" officeooo:paragraph-rsid="0049de99"/>
    </style:style>
    <style:style style:name="P25" style:family="paragraph" style:parent-style-name="Standard" style:list-style-name="L3">
      <style:paragraph-properties fo:text-align="justify" style:justify-single-word="false"/>
      <style:text-properties style:font-name="arial" officeooo:rsid="004d7012" officeooo:paragraph-rsid="004d7012"/>
    </style:style>
    <style:style style:name="P26" style:family="paragraph" style:parent-style-name="Standard" style:list-style-name="L3">
      <style:paragraph-properties fo:text-align="justify" style:justify-single-word="false"/>
      <style:text-properties style:font-name="arial" officeooo:rsid="00528960" officeooo:paragraph-rsid="00528960"/>
    </style:style>
    <style:style style:name="P27" style:family="paragraph" style:parent-style-name="Standard" style:list-style-name="L3">
      <style:paragraph-properties fo:text-align="justify" style:justify-single-word="false"/>
      <style:text-properties style:font-name="arial" officeooo:rsid="00535237" officeooo:paragraph-rsid="00535237"/>
    </style:style>
    <style:style style:name="P28" style:family="paragraph" style:parent-style-name="Standard">
      <style:paragraph-properties fo:text-align="justify" style:justify-single-word="false"/>
      <style:text-properties style:font-name="arial" officeooo:rsid="00547fe0" officeooo:paragraph-rsid="00547fe0"/>
    </style:style>
    <style:style style:name="P29" style:family="paragraph" style:parent-style-name="Standard">
      <style:paragraph-properties fo:text-align="justify" style:justify-single-word="false"/>
      <style:text-properties style:font-name="arial" officeooo:rsid="005bb55b" officeooo:paragraph-rsid="005bb55b"/>
    </style:style>
    <style:style style:name="P30" style:family="paragraph" style:parent-style-name="Standard">
      <style:paragraph-properties fo:text-align="justify" style:justify-single-word="false"/>
      <style:text-properties style:font-name="arial" fo:font-size="16pt" fo:font-weight="bold" officeooo:rsid="0008de4a" officeooo:paragraph-rsid="0008de4a" style:font-size-asian="16pt" style:font-weight-asian="bold" style:font-size-complex="16pt" style:font-weight-complex="bold"/>
    </style:style>
    <style:style style:name="P31" style:family="paragraph" style:parent-style-name="Standard">
      <style:paragraph-properties fo:text-align="justify" style:justify-single-word="false"/>
      <style:text-properties style:font-name="arial" fo:font-weight="normal" officeooo:rsid="00638e74" officeooo:paragraph-rsid="00638e74" style:font-weight-asian="normal" style:font-weight-complex="normal"/>
    </style:style>
    <style:style style:name="P32"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098de6" officeooo:paragraph-rsid="00098de6" style:font-size-asian="14pt" style:font-weight-asian="bold" style:font-size-complex="14pt" style:font-weight-complex="bold"/>
    </style:style>
    <style:style style:name="P33"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33fb9e" officeooo:paragraph-rsid="0033fb9e" style:font-size-asian="14pt" style:font-weight-asian="bold" style:font-size-complex="14pt" style:font-weight-complex="bold"/>
    </style:style>
    <style:style style:name="P34"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49de99" officeooo:paragraph-rsid="0049de99" style:font-size-asian="14pt" style:font-weight-asian="bold" style:font-size-complex="14pt" style:font-weight-complex="bold"/>
    </style:style>
    <style:style style:name="P35"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5bb55b" officeooo:paragraph-rsid="005bb55b" style:font-size-asian="14pt" style:font-weight-asian="bold" style:font-size-complex="14pt" style:font-weight-complex="bold"/>
    </style:style>
    <style:style style:name="P36" style:family="paragraph" style:parent-style-name="Standard">
      <style:paragraph-properties fo:margin-top="0.2in" fo:margin-bottom="0in" loext:contextual-spacing="false" fo:text-align="justify" style:justify-single-word="false" style:writing-mode="page"/>
      <style:text-properties style:font-name="arial" officeooo:rsid="00098de6" officeooo:paragraph-rsid="00098de6"/>
    </style:style>
    <style:style style:name="P37" style:family="paragraph" style:parent-style-name="Standard">
      <style:paragraph-properties fo:margin-top="0in" fo:margin-bottom="0in" loext:contextual-spacing="false" fo:text-align="justify" style:justify-single-word="false" style:writing-mode="page"/>
      <style:text-properties style:font-name="arial" fo:font-size="12pt" officeooo:rsid="0064eda3" officeooo:paragraph-rsid="0064eda3" style:font-size-asian="10.5pt" style:font-size-complex="12pt"/>
    </style:style>
    <style:style style:name="P38" style:family="paragraph" style:parent-style-name="Standard">
      <style:paragraph-properties fo:margin-top="0in" fo:margin-bottom="0in" loext:contextual-spacing="false" fo:text-align="justify" style:justify-single-word="false" style:writing-mode="page"/>
      <style:text-properties style:font-name="arial" fo:font-size="12pt" fo:font-weight="normal" officeooo:rsid="0064eda3" officeooo:paragraph-rsid="0064eda3" style:font-size-asian="10.5pt" style:font-weight-asian="normal" style:font-size-complex="12pt" style:font-weight-complex="normal"/>
    </style:style>
    <style:style style:name="P39" style:family="paragraph" style:parent-style-name="Standard">
      <style:paragraph-properties fo:margin-top="0in" fo:margin-bottom="0in" loext:contextual-spacing="false" fo:text-align="justify" style:justify-single-word="false" style:writing-mode="page"/>
      <style:text-properties style:font-name="arial" fo:font-size="12pt" fo:font-weight="normal" officeooo:rsid="006505c4" officeooo:paragraph-rsid="006505c4" style:font-size-asian="10.5pt" style:font-weight-asian="normal" style:font-size-complex="12pt" style:font-weight-complex="normal"/>
    </style:style>
    <style:style style:name="P40" style:family="paragraph" style:parent-style-name="Standard">
      <style:paragraph-properties fo:margin-top="0in" fo:margin-bottom="0in" loext:contextual-spacing="false" fo:text-align="justify" style:justify-single-word="false" style:writing-mode="page"/>
      <style:text-properties style:font-name="arial" fo:font-size="12pt" fo:font-weight="normal" officeooo:rsid="00692f3b" officeooo:paragraph-rsid="00692f3b" style:font-size-asian="10.5pt" style:font-weight-asian="normal" style:font-size-complex="12pt" style:font-weight-complex="normal"/>
    </style:style>
    <style:style style:name="P41" style:family="paragraph" style:parent-style-name="Standard">
      <style:paragraph-properties fo:margin-top="0in" fo:margin-bottom="0in" loext:contextual-spacing="false" fo:text-align="justify" style:justify-single-word="false" style:writing-mode="page"/>
      <style:text-properties style:font-name="arial" fo:font-size="12pt" fo:font-weight="normal" officeooo:rsid="006a2685" officeooo:paragraph-rsid="006a2685" style:font-size-asian="10.5pt" style:font-weight-asian="normal" style:font-size-complex="12pt" style:font-weight-complex="normal"/>
    </style:style>
    <style:style style:name="P42" style:family="paragraph" style:parent-style-name="Standard">
      <style:paragraph-properties fo:margin-top="0in" fo:margin-bottom="0in" loext:contextual-spacing="false" fo:text-align="justify" style:justify-single-word="false" style:writing-mode="page"/>
      <style:text-properties style:font-name="arial" fo:font-size="12pt" fo:font-weight="bold" officeooo:rsid="0068e502" officeooo:paragraph-rsid="0068e502" style:font-size-asian="10.5pt" style:font-weight-asian="bold" style:font-size-complex="12pt" style:font-weight-complex="bold"/>
    </style:style>
    <style:style style:name="P43"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44" style:family="paragraph" style:parent-style-name="Preformatted_20_Text">
      <loext:graphic-properties draw:fill="solid" draw:fill-color="#ffffff" draw:opacity="100%"/>
      <style:paragraph-properties fo:background-color="#ffffff"/>
      <style:text-properties fo:color="#000000"/>
    </style:style>
    <style:style style:name="P45" style:family="paragraph" style:parent-style-name="Preformatted_20_Text">
      <loext:graphic-properties draw:fill="solid" draw:fill-color="#ffffff" draw:opacity="100%"/>
      <style:paragraph-properties fo:background-color="#ffffff"/>
      <style:text-properties fo:color="#000000" officeooo:paragraph-rsid="006acbc1"/>
    </style:style>
    <style:style style:name="P46" style:family="paragraph" style:parent-style-name="Preformatted_20_Text">
      <loext:graphic-properties draw:fill="solid" draw:fill-color="#ffffff" draw:opacity="100%"/>
      <style:paragraph-properties fo:background-color="#ffffff"/>
      <style:text-properties fo:color="#808000" style:font-name="DejaVu Sans Mono" fo:font-size="9pt"/>
    </style:style>
    <style:style style:name="P47"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style:writing-mode="page"/>
      <style:text-properties fo:color="#000000"/>
    </style:style>
    <style:style style:name="P48" style:family="paragraph" style:parent-style-name="Preformatted_20_Text">
      <loext:graphic-properties draw:fill="solid" draw:fill-color="#ffffff" draw:opacity="100%"/>
      <style:paragraph-properties fo:margin-left="0in" fo:margin-right="0in" fo:margin-top="0.05in" fo:margin-bottom="0in" loext:contextual-spacing="false" fo:text-indent="0in" style:auto-text-indent="false" fo:background-color="#ffffff" style:writing-mode="page"/>
      <style:text-properties fo:color="#000000"/>
    </style:style>
    <style:style style:name="P49" style:family="paragraph" style:parent-style-name="Preformatted_20_Text">
      <loext:graphic-properties draw:fill="solid" draw:fill-color="#ffffff" draw:opacity="100%"/>
      <style:paragraph-properties fo:margin-left="0in" fo:margin-right="0in" fo:margin-top="0in" fo:margin-bottom="0.05in" loext:contextual-spacing="false" fo:text-indent="0in" style:auto-text-indent="false" fo:background-color="#ffffff" style:writing-mode="page"/>
      <style:text-properties fo:color="#000000"/>
    </style:style>
    <style:style style:name="P50" style:family="paragraph" style:parent-style-name="Preformatted_20_Text">
      <loext:graphic-properties draw:fill="solid" draw:fill-color="#ffffff" draw:opacity="100%"/>
      <style:paragraph-properties fo:margin-top="0.05in" fo:margin-bottom="0.05in" loext:contextual-spacing="false" fo:background-color="#ffffff" style:writing-mode="page"/>
      <style:text-properties fo:color="#000000"/>
    </style:style>
    <style:style style:name="P51" style:family="paragraph" style:parent-style-name="Preformatted_20_Text">
      <loext:graphic-properties draw:fill="solid" draw:fill-color="#ffffff" draw:opacity="100%"/>
      <style:paragraph-properties fo:margin-top="0.05in" fo:margin-bottom="0.05in" loext:contextual-spacing="false" fo:background-color="#ffffff" style:writing-mode="page"/>
    </style:style>
    <style:style style:name="P52" style:family="paragraph" style:parent-style-name="Preformatted_20_Text">
      <loext:graphic-properties draw:fill="solid" draw:fill-color="#ffffff" draw:opacity="100%"/>
      <style:paragraph-properties fo:margin-top="0.05in" fo:margin-bottom="0in" loext:contextual-spacing="false" fo:background-color="#ffffff" style:writing-mode="page"/>
      <style:text-properties fo:color="#808000" style:font-name="DejaVu Sans Mono" fo:font-size="9pt" officeooo:paragraph-rsid="006acbc1"/>
    </style:style>
    <style:style style:name="P53" style:family="paragraph" style:parent-style-name="Preformatted_20_Text">
      <loext:graphic-properties draw:fill="solid" draw:fill-color="#ffffff" draw:opacity="100%"/>
      <style:paragraph-properties fo:margin-top="0.05in" fo:margin-bottom="0in" loext:contextual-spacing="false" fo:background-color="#ffffff" style:writing-mode="page"/>
      <style:text-properties fo:color="#000000" style:font-name="DejaVu Sans Mono" fo:font-size="9pt"/>
    </style:style>
    <style:style style:name="P54" style:family="paragraph" style:parent-style-name="Preformatted_20_Text">
      <loext:graphic-properties draw:fill="solid" draw:fill-color="#ffffff" draw:opacity="100%"/>
      <style:paragraph-properties fo:margin-top="0.05in" fo:margin-bottom="0in" loext:contextual-spacing="false" fo:background-color="#ffffff" style:writing-mode="page"/>
      <style:text-properties fo:color="#000000" style:font-name="DejaVu Sans Mono" fo:font-size="9pt" officeooo:paragraph-rsid="006acbc1"/>
    </style:style>
    <style:style style:name="P55" style:family="paragraph" style:parent-style-name="Preformatted_20_Text">
      <loext:graphic-properties draw:fill="solid" draw:fill-color="#ffffff" draw:opacity="100%"/>
      <style:paragraph-properties fo:margin-top="0in" fo:margin-bottom="0.05in" loext:contextual-spacing="false" fo:background-color="#ffffff" style:writing-mode="page"/>
      <style:text-properties fo:color="#000000" style:font-name="DejaVu Sans Mono" fo:font-size="9pt"/>
    </style:style>
    <style:style style:name="P56" style:family="paragraph" style:parent-style-name="Preformatted_20_Text">
      <loext:graphic-properties draw:fill="solid" draw:fill-color="#ffffff" draw:opacity="100%"/>
      <style:paragraph-properties fo:margin-top="0in" fo:margin-bottom="0.05in" loext:contextual-spacing="false" fo:background-color="#ffffff" style:writing-mode="page"/>
      <style:text-properties style:font-name="DejaVu Sans Mono" fo:font-size="9pt"/>
    </style:style>
    <style:style style:name="T1" style:family="text">
      <style:text-properties officeooo:rsid="000ae332"/>
    </style:style>
    <style:style style:name="T2" style:family="text">
      <style:text-properties officeooo:rsid="000ca04d"/>
    </style:style>
    <style:style style:name="T3" style:family="text">
      <style:text-properties officeooo:rsid="000ddb4c"/>
    </style:style>
    <style:style style:name="T4" style:family="text">
      <style:text-properties officeooo:rsid="000fac66"/>
    </style:style>
    <style:style style:name="T5" style:family="text">
      <style:text-properties officeooo:rsid="00166ebf"/>
    </style:style>
    <style:style style:name="T6" style:family="text">
      <style:text-properties officeooo:rsid="001a67c0"/>
    </style:style>
    <style:style style:name="T7" style:family="text">
      <style:text-properties officeooo:rsid="001bee68"/>
    </style:style>
    <style:style style:name="T8" style:family="text">
      <style:text-properties officeooo:rsid="001e0b5c"/>
    </style:style>
    <style:style style:name="T9" style:family="text">
      <style:text-properties officeooo:rsid="00214f65"/>
    </style:style>
    <style:style style:name="T10" style:family="text">
      <style:text-properties officeooo:rsid="0026c4bc"/>
    </style:style>
    <style:style style:name="T11" style:family="text">
      <style:text-properties officeooo:rsid="002833a7"/>
    </style:style>
    <style:style style:name="T12" style:family="text">
      <style:text-properties officeooo:rsid="002df9e4"/>
    </style:style>
    <style:style style:name="T13" style:family="text">
      <style:text-properties officeooo:rsid="0030cf24"/>
    </style:style>
    <style:style style:name="T14" style:family="text">
      <style:text-properties officeooo:rsid="0034021b"/>
    </style:style>
    <style:style style:name="T15" style:family="text">
      <style:text-properties officeooo:rsid="0035d3cf"/>
    </style:style>
    <style:style style:name="T16" style:family="text">
      <style:text-properties officeooo:rsid="003720e8"/>
    </style:style>
    <style:style style:name="T17" style:family="text">
      <style:text-properties officeooo:rsid="00383c37"/>
    </style:style>
    <style:style style:name="T18" style:family="text">
      <style:text-properties officeooo:rsid="003dce1a"/>
    </style:style>
    <style:style style:name="T19" style:family="text">
      <style:text-properties officeooo:rsid="003f6725"/>
    </style:style>
    <style:style style:name="T20" style:family="text">
      <style:text-properties officeooo:rsid="0042e387"/>
    </style:style>
    <style:style style:name="T21" style:family="text">
      <style:text-properties officeooo:rsid="00441d7a"/>
    </style:style>
    <style:style style:name="T22" style:family="text">
      <style:text-properties fo:font-weight="bold" style:font-weight-asian="bold" style:font-weight-complex="bold"/>
    </style:style>
    <style:style style:name="T23" style:family="text">
      <style:text-properties style:font-name="DejaVu Sans Mono" fo:font-size="9pt"/>
    </style:style>
    <style:style style:name="T24" style:family="text">
      <style:text-properties style:font-name="DejaVu Sans Mono" fo:font-size="9pt" fo:font-style="italic"/>
    </style:style>
    <style:style style:name="T25" style:family="text">
      <style:text-properties fo:color="#000080"/>
    </style:style>
    <style:style style:name="T26" style:family="text">
      <style:text-properties fo:color="#000080" style:font-name="DejaVu Sans Mono" fo:font-size="9pt" fo:font-weight="bold"/>
    </style:style>
    <style:style style:name="T27" style:family="text">
      <style:text-properties fo:color="#000080" fo:font-weight="bold"/>
    </style:style>
    <style:style style:name="T28" style:family="text">
      <style:text-properties fo:font-style="italic"/>
    </style:style>
    <style:style style:name="T29" style:family="text">
      <style:text-properties fo:color="#0000ff" style:font-name="DejaVu Sans Mono" fo:font-size="9pt"/>
    </style:style>
    <style:style style:name="T30" style:family="text">
      <style:text-properties fo:color="#0000ff" style:font-name="DejaVu Sans Mono" fo:font-size="9pt" fo:font-weight="bold"/>
    </style:style>
    <style:style style:name="T31" style:family="text">
      <style:text-properties fo:color="#008000"/>
    </style:style>
    <style:style style:name="T32" style:family="text">
      <style:text-properties fo:color="#008000" style:font-name="DejaVu Sans Mono" fo:font-size="9pt" fo:font-weight="bold"/>
    </style:style>
    <style:style style:name="T33" style:family="text">
      <style:text-properties fo:color="#660e7a" style:font-name="DejaVu Sans Mono" fo:font-size="9pt" fo:font-style="italic" fo:font-weight="bold"/>
    </style:style>
    <style:style style:name="T34" style:family="text">
      <style:text-properties fo:color="#660e7a" style:font-name="DejaVu Sans Mono" fo:font-size="9pt" fo:font-weight="bold"/>
    </style:style>
    <style:style style:name="T35" style:family="text">
      <style:text-properties fo:color="#660e7a" fo:font-style="italic"/>
    </style:style>
    <style:style style:name="T36" style:family="text">
      <style:text-properties fo:color="#660e7a" fo:font-style="italic" fo:font-weight="bold"/>
    </style:style>
    <style:style style:name="T37" style:family="text">
      <style:text-properties fo:color="#660e7a" fo:font-weight="bold"/>
    </style:style>
    <style:style style:name="T38" style:family="text">
      <style:text-properties fo:color="#000000"/>
    </style:style>
    <style:style style:name="T39" style:family="text">
      <style:text-properties fo:color="#000000" style:font-name="DejaVu Sans Mono" fo:font-size="9pt"/>
    </style:style>
    <style:style style:name="T40" style:family="text">
      <style:text-properties officeooo:rsid="004a915a"/>
    </style:style>
    <style:style style:name="T41" style:family="text">
      <style:text-properties officeooo:rsid="004f322d"/>
    </style:style>
    <style:style style:name="T42" style:family="text">
      <style:text-properties officeooo:rsid="00535237"/>
    </style:style>
    <style:style style:name="T43" style:family="text">
      <style:text-properties officeooo:rsid="005c82a6"/>
    </style:style>
    <style:style style:name="T44" style:family="text">
      <style:text-properties officeooo:rsid="00600e34"/>
    </style:style>
    <style:style style:name="T45" style:family="text">
      <style:text-properties fo:font-size="14pt" fo:font-weight="bold" style:font-size-asian="14pt" style:font-weight-asian="bold" style:font-size-complex="14pt" style:font-weight-complex="bold"/>
    </style:style>
    <style:style style:name="T46" style:family="text">
      <style:text-properties officeooo:rsid="0063e76f"/>
    </style:style>
    <style:style style:name="T47" style:family="text">
      <style:text-properties officeooo:rsid="006505c4"/>
    </style:style>
    <style:style style:name="T48" style:family="text">
      <style:text-properties officeooo:rsid="0066dd87"/>
    </style:style>
    <style:style style:name="T49" style:family="text">
      <style:text-properties officeooo:rsid="00677044"/>
    </style:style>
    <style:style style:name="T50" style:family="text">
      <style:text-properties fo:color="#808000"/>
    </style:style>
    <style:style style:name="T51" style:family="text">
      <style:text-properties fo:color="#808000" style:font-name="DejaVu Sans Mono" fo:font-size="9pt"/>
    </style:style>
    <style:style style:name="T52" style:family="text">
      <style:text-properties officeooo:rsid="006c3d3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ervices</text:p>
      <text:p text:style-name="P1">Service là một trong 4 dạng component cơ bản của Android. Service thường dùng để xử lý một tác vụ trong background, mà không cần đến giao diện. <text:span text:style-name="T1">Ví dụ như service có thể dùng để xử lý các tác vụ mạng, chơi nhạc, xử lý đọc ghi dữ liệu, giao tiếp với content provider,…</text:span></text:p>
      <text:p text:style-name="P4">Có 3 loại service: </text:p>
      <text:list xml:id="list2294396257336610082" text:style-name="L1">
        <text:list-item>
          <text:p text:style-name="P5"><text:span text:style-name="T2">Scheduled Service:</text:span> được tạo với JobScheduler (min SDK 21 - Lollipop 5.0), dùng trong các trường hợp với <text:span text:style-name="T2">cần lập kế hoạch service theo </text:span>điều kiện mạng hoặc thời gian. <text:span text:style-name="T2">Có thể thay bằng FirebaseJobDispatcher với SDK nhỏ hơn 21.</text:span></text:p>
        </text:list-item>
        <text:list-item>
          <text:p text:style-name="P6">Started Service: được tạo khi được gọi startService với Intent. <text:span text:style-name="T3">Service dạng này không phụ thuộc vào component khởi tạo service đó, tức service vẫn sẽ tiếp tục chạy trong background kể cả khi component tạo nó bị hủy. </text:span></text:p>
        </text:list-item>
        <text:list-item>
          <text:p text:style-name="P7">Bound Service: service dạng này bị trói buộc với component tạo ra nó <text:span text:style-name="T4">thông qua hàm bindService. Đây là dạng client-server cho phép gửi yêu cầu, nhận dữ liệu ngay cả thông qua các process khác nhau (IPC). Khác với started service, service này chỉ chạy khi các component liên kết với nó vẫn còn chạy. Nhiều component có thể bind với service cùng một lúc, và service chỉ bị hủy khi tất cả component này unbind service đó.</text:span></text:p>
        </text:list-item>
      </text:list>
      <text:p text:style-name="P8">Thực tế một service có thể vừa là started service vừa là bound service (được gọi cả hai hàm startService và bindService).</text:p>
      <text:p text:style-name="P32">Khai báo service trong Manifest</text:p>
      <text:p text:style-name="P9">Các service cần phải được khai báo trong file manifest. <text:span text:style-name="T5">Tương tự như activity, ta khai báo service với tag &lt;service&gt; trong tag &lt;application&gt;. Với tag này, ta bắt buộc phải khai báo thuộc tính name tức tên package của service tương ứng. Ta thường phải khai báo thêm thuộc tính exported, giá trị false tương ứng với service chỉ được sử dụng trong ứng dụng của ta và ngược lại.</text:span></text:p>
      <text:p text:style-name="P50"><text:span text:style-name="T23">&lt;</text:span><text:span text:style-name="T26">service</text:span><text:span text:style-name="T25"> <text:s text:c="3"/></text:span><text:span text:style-name="T34">android</text:span><text:span text:style-name="T30">:name=</text:span><text:span text:style-name="T32">".ServiceAndThreadDemos.IntentService.ResultReceiver.IntentServiceWithResultReceiver"</text:span></text:p>
      <text:p text:style-name="P51"><text:span text:style-name="T31"><text:s text:c="4"/></text:span><text:span text:style-name="T34">android</text:span><text:span text:style-name="T30">:exported=</text:span><text:span text:style-name="T32">"false" </text:span><text:span text:style-name="T39">/&gt;</text:span></text:p>
      <text:p text:style-name="P10">Ngoài ra, nên khai báo thuộc tính description trong tag service. Thuộc tính này chính là đoạn mô tả về service đang <text:span text:style-name="T6">chạy </text:span>trong settings của máy. </text:p>
      <text:p text:style-name="P32">Khởi tạo service</text:p>
      <text:p text:style-name="P2">Để <text:span text:style-name="T7">tạo một service, ta cần phải kế thừa lại Service hoặc lớp con của nó. Trong đó, ta sẽ cần phải override một số hàm về lifecycle và binding như:</text:span></text:p>
      <text:list xml:id="list1467590509886541268" text:style-name="L4">
        <text:list-item>
          <text:p text:style-name="P3">onStartCommand: <text:span text:style-name="T8">hàm này được gọi khi có một component gọi startService. Trong hàm này, ta sẽ nhận được intent khi gọi startService, ta có thể truyền dữ liệu bằng cách này. Với trường hợp started service, ta cần phải gọi stopSelf (trong service) hoặc stopService (trong component gọi nó) để dừng service được tạo, nếu không service sẽ không bao giờ dừng. Trong trường hợp bound service, ta không cần override hàm này.</text:span></text:p>
        </text:list-item>
        <text:list-item>
          <text:p text:style-name="P3">OnBind: <text:span text:style-name="T9">hàm này bắt buộc phải override khi thực hiện service. Hàm được khi có component gọi bindService để liên kết với service. Trong trường hợp muốn cung cấp cơ chế bind cho service, thì ta trả về một IBinder (xem phần Bound Service). Nếu không muốn cho phép bind service này, ta chỉ cần trả về null.</text:span></text:p>
        </text:list-item>
        <text:list-item>
          <text:p text:style-name="P3">OnCreate: <text:span text:style-name="T10">tương tự activity, được gọi khi tạo service, gọi trước onStartCommnad và onBind.</text:span></text:p>
        </text:list-item>
        <text:list-item>
          <text:p text:style-name="P3">OnDestroy: <text:span text:style-name="T11">tương tự activity. Ta thường sẽ thu hồi các tài nguyên ví dụ như thread.</text:span></text:p>
        </text:list-item>
      </text:list>
      <text:p text:style-name="P31">Các lưu ý đối với Service:</text:p>
      <text:list xml:id="list6266557063956096685" text:style-name="L5">
        <text:list-item>
          <text:p text:style-name="P12"><text:soft-page-break/>Nếu component tạo bằng startService, service sẽ chạy đến khi stopSelf hoặc stopService được gọi.</text:p>
          <text:p text:style-name="P11">Nếu component tạo service bằng bindService, onStartCommand sẽ không được gọi (vì hàm này chỉ được gọi với startService). <text:span text:style-name="T12">Service sẽ chạy cho đến khi các nó được unbind bởi tất cả component.</text:span></text:p>
        </text:list-item>
        <text:list-item>
          <text:p text:style-name="P13">Nếu service đang chạy, ta gọi tiếp startService, hệ thống sẽ không tạo ra service mới (onCreate không được gọi), mà chỉ có onStartCommand được gọi.</text:p>
        </text:list-item>
        <text:list-item>
          <text:p text:style-name="P15">Một service vừa là started service vừa là bound service (được gọi startService để tạo sau đó được bind bằng bindService) thì chỉ bị hủy khi tất cả component bind với chúng bị hủy và stopSelf hoặc stopService được gọi.</text:p>
        </text:list-item>
        <text:list-item>
          <text:p text:style-name="P14">Service chỉ bị hủy khi memory rất thấp. <text:span text:style-name="T13">Thứ tự ưu tiên bị kill sẽ là: started service → bound service (khi component bind với chúng vẫn còn chạy) → <text:s/>foreground service (hiện trên notification). Service chạy càng lâu thì càng dễ bị kill. </text:span></text:p>
        </text:list-item>
        <text:list-item>
          <text:p text:style-name="P16">Một service được tạo <text:span text:style-name="T14">mặc định </text:span>sẽ chạy trong cùng process và chạy trong main thread (UI thread) của ứng dụng. <text:span text:style-name="T14">Hay nói cách khác, nếu service thực thi các thao tác nặng chiếm nhiều tài nguyên thì có thể block UI thread (ANR). Một cách để giải quyết là tạo thread mới service, hoặc kế thừa IntentService (thay vì Service).</text:span></text:p>
        </text:list-item>
      </text:list>
      <text:p text:style-name="P33">IntentSer<text:span text:style-name="T15">vice</text:span></text:p>
      <text:p text:style-name="P17">Thì cơ bản IntentService cũng là lớp con kế thừa từ lớp Service. <text:span text:style-name="T16">Khác với Service, IntentService xử lý các tác vụ trong một worker thread. Các điểm cần lưu ý đối với IntentService:</text:span></text:p>
      <text:list xml:id="list1915476731294151848" text:style-name="L2">
        <text:list-item>
          <text:p text:style-name="P18">IntentService <text:span text:style-name="T17">xử lý trong một worker thread nên sẽ không block UI thread, nhưng chỉ có một worker thread nên các tác vụ sẽ xử lý lần lượt (synchronous). Nếu muốn xử lý song song cùng lúc, cần kế thừa service và dùng ThreadPoolExecutor.</text:span></text:p>
        </text:list-item>
        <text:list-item>
          <text:p text:style-name="P19">Ta bắt buộc phải override lại onHandleIntent, hàm này phụ trách xử lý các tác vụ của service.</text:p>
        </text:list-item>
        <text:list-item>
          <text:p text:style-name="P20">IntentService sẽ tự hủy khi nó hoàn thành các tác vụ trong onHandleIntent, ta không cần gọi stopSelf.</text:p>
        </text:list-item>
        <text:list-item>
          <text:p text:style-name="P20">Inte<text:span text:style-name="T18">ntService tự implement onBind return null. Ta không cần phải override onBind như kế thừa Service, trừ khi ta cần cho phép bind.</text:span></text:p>
        </text:list-item>
        <text:list-item>
          <text:p text:style-name="P20">IntentService <text:span text:style-name="T19">tự implement onStartCommand, gửi các intent vào hàng đợi rồi chuyển cho onHandleIntent để xử lý.</text:span></text:p>
        </text:list-item>
      </text:list>
      <text:p text:style-name="P21">Cơ bản, ta thường sử dụng IntentService trong hầu hết trường hợp. Ta chỉ cần kế thừa Service trong trường hợp cần xử lý nhiều tác vụ song song <text:span text:style-name="T20">(multi-threading).</text:span></text:p>
      <text:p text:style-name="P34">Kế thừa class Services <text:span text:style-name="T46">(Custom service)</text:span></text:p>
      <text:p text:style-name="P24">Trong trường hợp ta cần xử lý multi-threading, <text:span text:style-name="T40">ta cần phải kế thừa trực tiếp từ class Service. Thì hàm tối quan trọng cần override trong Service là onStartCommand, hàm này xử lý các tác vụ cần thực hiện của Service (giống onHandleIntent trong IntentService), và một yếu tố quan trọng nữa là kết quả trả về của hàm này. Có ba giá trị có thể trả về của hàm này, nó sẽ quyết định của hệ thống nếu service đột ngột bị kill:</text:span></text:p>
      <text:list xml:id="list6577361380110515767" text:style-name="L3">
        <text:list-item>
          <text:p text:style-name="P25">START_NOT_STICKY: <text:span text:style-name="T41">nếu service bị kill, service sẽ không được tự tạo lại. Ta dùng lựa chọn này khi service không quá quan trọng và có thể tự phục hồi khi tạo mới.</text:span></text:p>
        </text:list-item>
        <text:list-item>
          <text:p text:style-name="P26">START_STICKY: ngược lại, service bị kill trong trường hợp này sẽ được tạo lại và gọi onStartCommand <text:span text:style-name="T42">nhưng intent gửi vào sẽ là null.</text:span></text:p>
        </text:list-item>
        <text:list-item>
          <text:p text:style-name="P27">START_REDELIVER_INTENT: như START_NOT_STICKY nhưng intent gửi vào là intent cuối cùng được gửi trước khi bị kill. </text:p>
        </text:list-item>
      </text:list>
      <text:p text:style-name="P28">IntentService có thể được thực hiện lại với việc kế thừa Service và một HandlerThread xử lý bên trong.</text:p>
      <text:p text:style-name="P32"><text:soft-page-break/>Foreground Service</text:p>
      <text:p text:style-name="P22">Foreground service là dạng service mà người dùng biết là đang chạy (xuất hiện trên notification). Loại service thường hiếm khi bị kill. <text:span text:style-name="T21">Service này xuất hiện trên thanh notification và không thể bị bỏ trừ khi service bị kill hoặc không còn là foreground). Một ví dụ điển hình là trình nghe nhạc. Cách thực hiện khá đơn giản, trong service tương ứng cần chuyển thành foreground, ta gọi hàm startForeground với Notification tương ứng là được.</text:span></text:p>
      <text:p text:style-name="P48"><text:span text:style-name="T23">Intent notificationIntent = </text:span><text:span text:style-name="T26">new </text:span><text:span text:style-name="T23">Intent(</text:span><text:span text:style-name="T26">this</text:span><text:span text:style-name="T23">, CustomServiceDemoActivity.</text:span><text:span text:style-name="T26">class</text:span><text:span text:style-name="T23">);</text:span></text:p>
      <text:p text:style-name="P47"><text:span text:style-name="T23">PendingIntent pendingIntent = PendingIntent.</text:span><text:span text:style-name="T24">getActivity</text:span><text:span text:style-name="T23">(</text:span><text:span text:style-name="T26">this</text:span><text:span text:style-name="T23">, </text:span><text:span text:style-name="T29">0</text:span><text:span text:style-name="T23">, notificationIntent, </text:span><text:span text:style-name="T29">0</text:span><text:span text:style-name="T23">);</text:span></text:p>
      <text:p text:style-name="P47"><text:span text:style-name="T23">Notification notification = </text:span><text:span text:style-name="T26">new </text:span><text:span text:style-name="T23">Notification.Builder(</text:span><text:span text:style-name="T26">this</text:span><text:span text:style-name="T23">).build();</text:span></text:p>
      <text:p text:style-name="P49"><text:span text:style-name="T23">startForeground(</text:span><text:span text:style-name="T33">ONGOING_NOTIFICATION_ID</text:span><text:span text:style-name="T23">, notification);</text:span></text:p>
      <text:p text:style-name="P23">Tương tự khi muốn gỡ khỏi foreground, ta gọi stopForeground với tham số true nếu muốn gỡ cả notification.</text:p>
      <text:p text:style-name="P32">Bound Service</text:p>
      <text:p text:style-name="P42">Kế thừa class Binder</text:p>
      <text:p text:style-name="P42">Sử dụng Messenger</text:p>
      <text:p text:style-name="P42">Sử dụng AIDL</text:p>
      <text:p text:style-name="P36"><text:span text:style-name="T45">Giao tiếp giữa Service và Activity</text:span></text:p>
      <text:p text:style-name="P37"><text:span text:style-name="T22">Gửi dữ liệu từ Service sang Activity</text:span></text:p>
      <text:p text:style-name="P38">Dùng <text:span text:style-name="T48">ResultReceiver (đối với IntentService)</text:span></text:p>
      <text:p text:style-name="P38">Dùng <text:bookmark-start text:name="__DdeLink__2_652254739"/><text:span text:style-name="T48">LocalBroadcastManger</text:span><text:bookmark-end text:name="__DdeLink__2_652254739"/></text:p>
      <text:p text:style-name="P40">Tương tự phần Fragment, ta có thể dùng <text:span text:style-name="T48">LocalBroadcastManger </text:span>(LBM) để gửi dữ liệu từ service sang activity. Với LBM thì thật ra dữ liệu có thể được nhận ở mọi component trong ứng dụng, chỉ cần bên nhận register LBM đúng với intent action của bên gửi.</text:p>
      <text:p text:style-name="P41">Với bên gửi (ở đây là Service)</text:p>
      <text:p text:style-name="P53">Intent broadcastIntent = <text:span text:style-name="T27">new </text:span>Intent(<text:span text:style-name="T36">INTENT_ACTION</text:span>);</text:p>
      <text:p text:style-name="P43">broadcastIntent.putExtra(getString(R.string.<text:span text:style-name="T36">integer_type</text:span>), <text:span text:style-name="T35">mInteger</text:span>);</text:p>
      <text:p text:style-name="P55">LocalBroadcastManager.<text:span text:style-name="T28">getInstance</text:span>(<text:span text:style-name="T27">this</text:span>).sendBroadcast(broadcastIntent);</text:p>
      <text:p text:style-name="P41">Với bên nhận (ở đây là activity)</text:p>
      <text:p text:style-name="P54"><text:span text:style-name="T37">mBroadcastReceiver </text:span>= <text:span text:style-name="T27">new </text:span>BroadcastReceiver() {</text:p>
      <text:p text:style-name="P45"><text:s text:c="4"/><text:span text:style-name="T51">@Override</text:span></text:p>
      <text:p text:style-name="P45"><text:span text:style-name="T50"><text:s text:c="4"/></text:span><text:span text:style-name="T26">public void </text:span><text:span text:style-name="T23">onReceive(Context context, Intent intent) {</text:span></text:p>
      <text:p text:style-name="P45"><text:s text:c="8"/><text:span text:style-name="T34">mInteger </text:span><text:span text:style-name="T23">= intent.getIntExtra(getString(R.string.</text:span><text:span text:style-name="T33">integer_type</text:span><text:span text:style-name="T23">), -</text:span><text:span text:style-name="T29">1</text:span><text:span text:style-name="T23">);</text:span></text:p>
      <text:p text:style-name="P45"><text:s text:c="8"/><text:span text:style-name="T34">mIntegerValueTextView</text:span><text:span text:style-name="T23">.setText(String.</text:span><text:span text:style-name="T24">valueOf</text:span><text:span text:style-name="T23">(</text:span><text:span text:style-name="T34">mInteger</text:span><text:span text:style-name="T23">));</text:span></text:p>
      <text:p text:style-name="P45"><text:s text:c="4"/><text:span text:style-name="T23">}</text:span></text:p>
      <text:p text:style-name="P52"><text:span text:style-name="T38">};</text:span></text:p>
      <text:p text:style-name="P52">@Override</text:p>
      <text:p text:style-name="P43"><text:span text:style-name="T27">protected void </text:span>onResume() {</text:p>
      <text:p text:style-name="P44"><text:s text:c="4"/><text:span text:style-name="T26">super</text:span><text:span text:style-name="T23">.onResume();</text:span></text:p>
      <text:p text:style-name="P44"><text:s text:c="4"/><text:span text:style-name="T23">LocalBroadcastManager.</text:span><text:span text:style-name="T24">getInstance</text:span><text:span text:style-name="T23">(</text:span><text:span text:style-name="T26">this</text:span><text:span text:style-name="T23">).registerReceiver(</text:span><text:span text:style-name="T34">mBroadcastReceiver</text:span><text:span text:style-name="T23">, </text:span><text:span text:style-name="T26">new </text:span><text:span text:style-name="T23">IntentFilter(IntentServiceWithBroadcastReceiver.</text:span><text:span text:style-name="T33">INTENT_ACTION</text:span><text:span text:style-name="T23">));</text:span></text:p>
      <text:p text:style-name="P43">}</text:p>
      <text:p text:style-name="P46">@Override</text:p>
      <text:p text:style-name="P43"><text:span text:style-name="T27">protected void </text:span>onPause() {</text:p>
      <text:p text:style-name="P44"><text:s text:c="4"/><text:span text:style-name="T26">super</text:span><text:span text:style-name="T23">.onPause();</text:span></text:p>
      <text:p text:style-name="P44"><text:s text:c="4"/><text:span text:style-name="T23">LocalBroadcastManager.</text:span><text:span text:style-name="T24">getInstance</text:span><text:span text:style-name="T23">(</text:span><text:span text:style-name="T26">this</text:span><text:span text:style-name="T23">).unregisterReceiver(</text:span><text:span text:style-name="T34">mBroadcastReceiver</text:span><text:span text:style-name="T23">);</text:span></text:p>
      <text:p text:style-name="P56"><text:span text:style-name="T38">}</text:span></text:p>
      <text:p text:style-name="P38">Dùng EventBus</text:p>
      <text:p text:style-name="P38">Dùng <text:span text:style-name="T49">RxJava</text:span></text:p>
      <text:p text:style-name="P37"><text:span text:style-name="T22">Gửi dữ liệu từ Activity sang Service</text:span></text:p>
      <text:p text:style-name="P38">Dùng <text:span text:style-name="T47">bound service</text:span></text:p>
      <text:p text:style-name="P39">Gửi dữ liệu qua startService (nhận trong onStartCommand)</text:p>
      <text:p text:style-name="P39">Dùng LocalBroadcastManager, EventBus, <text:span text:style-name="T52">RxJava</text:span> (tương tự phần trên)</text:p>
      <text:p text:style-name="P35"><text:soft-page-break/>IntentService và AsyncTask</text:p>
      <text:p text:style-name="P29">AsyncTask sẽ bị trói buộc bởi activity tạo ra nó. <text:span text:style-name="T43">Nói cách khác, nếu activity đó bị hủy thì người dùng xoay màn hình, thì AsyncTask sẽ không thể cập nhật trên UI trong onPostExecute (vì lúc này activity cũ đã mất). Ngoài ra, ta còn có thể gặp phải lỗi một AsyncTask mới được khởi tạo (tức nhiều AsyncTask chạy cùng lúc). Vì vậy ta chỉ nên dùng AsyncTask trong các trường hợp dính đến cập nhật UI của activity và chỉ xảy ra trong thời gian ngắn. </text:span></text:p>
      <text:p text:style-name="P29">IntentService <text:span text:style-name="T44">nên được sử dụng trong các trường hợp xử lý tác vụ dài hơn trong background, độc lập với activity, không bị ảnh hưởng khi ứng dụng bị dừng hoặc chuyển ứng dụng; và cũng không cần chạy multi-thr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13:58:39.056792933</meta:creation-date>
    <dc:date>2017-08-01T18:41:32.358960731</dc:date>
    <meta:editing-duration>PT2H41M44S</meta:editing-duration>
    <meta:editing-cycles>116</meta:editing-cycles>
    <meta:generator>LibreOffice/5.2.2.2$Linux_X86_64 LibreOffice_project/20m0$Build-2</meta:generator>
    <meta:document-statistic meta:table-count="0" meta:image-count="0" meta:object-count="0" meta:page-count="4" meta:paragraph-count="86" meta:word-count="1576" meta:character-count="9304" meta:non-whitespace-character-count="7777"/>
  </office:meta>
</office:document-meta>
</file>